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/>
    </style:style>
    <style:style style:name="P3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entury Gothi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entury Gothic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/>
    </style:style>
    <style:style style:name="P9" style:family="paragraph" style:parent-style-name="Text_20_body">
      <style:text-properties style:font-name="Century Gothic"/>
    </style:style>
    <style:style style:name="P10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1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12" style:family="paragraph" style:parent-style-name="Standard">
      <style:paragraph-properties fo:text-align="start" style:justify-single-word="false"/>
      <style:text-properties style:font-name="Century Gothic" style:text-underline-style="none"/>
    </style:style>
    <style:style style:name="P13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14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15" style:family="paragraph" style:parent-style-name="Heading_20_1">
      <style:paragraph-properties fo:text-align="center" style:justify-single-word="false"/>
      <style:text-properties style:font-name="Century Gothic" fo:font-size="16pt" style:text-underline-style="none" fo:font-weight="bold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entury Gothic" style:text-underline-style="none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Century Gothic" style:text-underline-style="none"/>
    </style:style>
    <style:style style:name="P18" style:family="paragraph" style:parent-style-name="Standard" style:list-style-name="L2">
      <style:paragraph-properties fo:text-align="start" style:justify-single-word="fals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20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21" style:family="paragraph" style:parent-style-name="Text_20_body">
      <style:text-properties style:font-name="Century Gothic"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font-name="Century Gothic" style:text-underline-style="none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contract in objects"&gt;</text:placeholder></text:p>
      <text:p text:style-name="P8"><draw:frame draw:style-name="fr1" draw:name="image: (contract.format_logo(), 'image/jpeg')" text:anchor-type="paragraph" svg:x="10.13cm" svg:y="0.131cm" svg:width="7.514cm" svg:height="3.671cm" draw:z-index="0"><draw:text-box><text:p text:style-name="Frame_20_contents"/></draw:text-box></draw:frame><text:placeholder text:placeholder-type="text">&lt;setLang(Lang)&gt;</text:placeholder><text:placeholder text:placeholder-type="text">&lt;contract.setLang(Lang)&gt;</text:placeholder></text:p>
      <text:p text:style-name="P6"><text:placeholder text:placeholder-type="text">&lt;contract.company.get_rec_name(None)&gt;</text:placeholder></text:p>
      <text:p text:style-name="P4"><text:placeholder text:placeholder-type="text">&lt;for each="line in contract.company.party.addresses[0].full_address.split('\n')"&gt;</text:placeholder></text:p>
      <text:p text:style-name="P4"><text:placeholder text:placeholder-type="text">&lt;line&gt;</text:placeholder></text:p>
      <text:p text:style-name="P6"><text:placeholder text:placeholder-type="text">&lt;/for&gt;</text:placeholder></text:p>
      <text:p text:style-name="P4"/>
      <text:p text:style-name="P13"/>
      <text:p text:style-name="P13">Contract Number : <text:placeholder text:placeholder-type="text">&lt;contract.contract_number&gt;</text:placeholder></text:p>
      <text:p text:style-name="P13"/>
      <text:p text:style-name="P13"/>
      <text:p text:style-name="P13"/>
      <text:p text:style-name="P3"><text:placeholder text:placeholder-type="text">&lt;Party.get_rec_name(None)&gt;</text:placeholder></text:p>
      <text:p text:style-name="P1"><text:placeholder text:placeholder-type="text">&lt;if test="Address"&gt;</text:placeholder></text:p>
      <text:p text:style-name="P1"><text:placeholder text:placeholder-type="text">&lt;for each="line in 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0"/>
      <text:p text:style-name="P10"/>
      <text:p text:style-name="P14"><text:placeholder text:placeholder-type="text">&lt;formatLang(datetime.date.today(), Party.lang, date=True)&gt;</text:placeholder></text:p>
      <text:p text:style-name="P14"/>
      <text:p text:style-name="P15">Contract Subscription <text:placeholder text:placeholder-type="text">&lt;contract.offered.get_rec_name(None)&gt;</text:placeholder></text:p>
      <text:p text:style-name="P10"/>
      <text:p text:style-name="P10"/>
      <text:p text:style-name="P5"><text:placeholder text:placeholder-type="text">&lt;Party.get_clean_name()&gt;</text:placeholder>,</text:p>
      <text:p text:style-name="P5">We are pleased to confirm that you have subscribed an insurance policy from the product <text:placeholder text:placeholder-type="text">&lt;contract.offered.get_rec_name(None)&gt;</text:placeholder>, which is effective from <text:placeholder text:placeholder-type="text">&lt;formatLang(contract.start_date, Party.lang, date=True)&gt;</text:placeholder>.</text:p>
      <text:p text:style-name="P5"/>
      <text:p text:style-name="P5">This policy covers :</text:p>
      <text:p text:style-name="P5"/>
      <text:p text:style-name="P5"><text:placeholder text:placeholder-type="text">&lt;for each="covered in contract.covered_elements"&gt;</text:placeholder></text:p>
      <text:list xml:id="list1305607751" text:style-name="L1">
        <text:list-item>
          <text:p text:style-name="P16"><text:placeholder text:placeholder-type="text">&lt;covered.get_rec_name(None)&gt;</text:placeholder> with the following coverages :</text:p>
        </text:list-item>
      </text:list>
      <text:p text:style-name="P5"><text:placeholder text:placeholder-type="text">&lt;for each="data in covered.covered_data"&gt;</text:placeholder></text:p>
      <text:list xml:id="list719683023" text:continue-numbering="true" text:style-name="L1">
        <text:list-item>
          <text:list>
            <text:list-item>
              <text:p text:style-name="P16">Coverage <text:placeholder text:placeholder-type="text">&lt;data.option.offered.get_rec_name(None)&gt;</text:placeholder> From <text:placeholder text:placeholder-type="text">&lt;formatLang(data.start_date, Party.lang, date=True)&gt;</text:placeholder><text:placeholder text:placeholder-type="text">&lt;choose test=""&gt;</text:placeholder><text:placeholder text:placeholder-type="text">&lt;when test="data.end_date"&gt;</text:placeholder> to <text:placeholder text:placeholder-type="text">&lt;formatLang(data.end_date, Party.lang, date=True)&gt;</text:placeholder><text:placeholder text:placeholder-type="text">&lt;/when&gt;</text:placeholder><text:placeholder text:placeholder-type="text">&lt;/choose&gt;</text:placeholder></text:p>
            </text:list-item>
          </text:list>
        </text:list-item>
      </text:list>
      <text:p text:style-name="P5"><text:placeholder text:placeholder-type="text">&lt;/for&gt;</text:placeholder></text:p>
      <text:p text:style-name="P5"><text:soft-page-break/><text:placeholder text:placeholder-type="text">&lt;/for&gt;</text:placeholder></text:p>
      <text:p text:style-name="P5"/>
      <text:p text:style-name="P7"><text:span text:style-name="T1">The total premium amount is <text:s/></text:span><text:span text:style-name="T1"><text:placeholder text:placeholder-type="text">&lt;contract.get_total_price_at_date(contract.start_date)&gt;</text:placeholder></text:span><text:span text:style-name="T1"> € with such components :</text:span></text:p>
      <text:p text:style-name="P12"><text:placeholder text:placeholder-type="text">&lt;for each="move_line in contract.last_bill[0].lines"&gt;</text:placeholder></text:p>
      <text:p text:style-name="P12"><text:placeholder text:placeholder-type="text">&lt;choose test=""&gt;</text:placeholder></text:p>
      <text:p text:style-name="P12"><text:placeholder text:placeholder-type="text">&lt;when test="move_line.account.kind != 'receivable' and move_line.second_origin and move_line.second_origin.__name__ == 'offered.coverage'"&gt;</text:placeholder></text:p>
      <text:list xml:id="list487958509" text:style-name="L2">
        <text:list-item>
          <text:p text:style-name="P18"><text:span text:style-name="T2"><text:placeholder text:placeholder-type="text">&lt;move_line.account.get_rec_name(None)&gt;</text:placeholder></text:span><text:span text:style-name="T2"> : </text:span><text:span text:style-name="T2"><text:placeholder text:placeholder-type="text">&lt;move_line.credit&gt;</text:placeholder></text:span><text:span text:style-name="T2"> €</text:span></text:p>
        </text:list-item>
      </text:list>
      <text:p text:style-name="P12"><text:placeholder text:placeholder-type="text">&lt;/when&gt;</text:placeholder></text:p>
      <text:p text:style-name="P12"><text:placeholder text:placeholder-type="text">&lt;/choose&gt;</text:placeholder></text:p>
      <text:p text:style-name="P12"><text:placeholder text:placeholder-type="text">&lt;/for&gt;</text:placeholder></text:p>
      <text:p text:style-name="P12"/>
      <text:p text:style-name="P12">Applicable Taxes :</text:p>
      <text:p text:style-name="P12"><text:placeholder text:placeholder-type="text">&lt;for each="move_line in contract.last_bill[0].lines"&gt;</text:placeholder></text:p>
      <text:p text:style-name="P12"><text:placeholder text:placeholder-type="text">&lt;choose test=""&gt;</text:placeholder></text:p>
      <text:p text:style-name="P12"><text:placeholder text:placeholder-type="text">&lt;when test="move_line.account.kind != 'receivable' and not move_line.second_origin"&gt;</text:placeholder></text:p>
      <text:list xml:id="list78572048" text:continue-numbering="true" text:style-name="L2">
        <text:list-item>
          <text:p text:style-name="P18"><text:span text:style-name="T2"><text:placeholder text:placeholder-type="text">&lt;move_line.account.get_rec_name(None)&gt;</text:placeholder></text:span><text:span text:style-name="T2"> : </text:span><text:span text:style-name="T2"><text:placeholder text:placeholder-type="text">&lt;move_line.credit&gt;</text:placeholder></text:span><text:span text:style-name="T2"> €</text:span></text:p>
        </text:list-item>
      </text:list>
      <text:p text:style-name="P12"><text:placeholder text:placeholder-type="text">&lt;/when&gt;</text:placeholder></text:p>
      <text:p text:style-name="P12"><text:placeholder text:placeholder-type="text">&lt;/choose&gt;</text:placeholder></text:p>
      <text:p text:style-name="P12"><text:placeholder text:placeholder-type="text">&lt;/for&gt;</text:placeholder></text:p>
      <text:p text:style-name="P12"/>
      <text:p text:style-name="P21">Your payment schedule :</text:p>
      <text:p text:style-name="P12"><text:placeholder text:placeholder-type="text">&lt;for each="move_line in contract.last_bill[0].lines"&gt;</text:placeholder></text:p>
      <text:p text:style-name="P12"><text:placeholder text:placeholder-type="text">&lt;choose test=""&gt;</text:placeholder></text:p>
      <text:p text:style-name="P12"><text:placeholder text:placeholder-type="text">&lt;when test="move_line.account.kind == 'receivable'"&gt;</text:placeholder></text:p>
      <text:list xml:id="list734082156" text:style-name="L3">
        <text:list-item>
          <text:p text:style-name="P17">At <text:placeholder text:placeholder-type="text">&lt;formatLang(move_line.maturity_date, Party.lang, date=True)&gt;</text:placeholder> : <text:placeholder text:placeholder-type="text">&lt;move_line.debit&gt;</text:placeholder> €</text:p>
        </text:list-item>
      </text:list>
      <text:p text:style-name="P12"><text:placeholder text:placeholder-type="text">&lt;/when&gt;</text:placeholder></text:p>
      <text:p text:style-name="P12"><text:placeholder text:placeholder-type="text">&lt;/choose&gt;</text:placeholder></text:p>
      <text:p text:style-name="P12"><text:placeholder text:placeholder-type="text">&lt;/for&gt;</text:placeholder></text:p>
      <text:p text:style-name="P12"/>
      <text:p text:style-name="P1"><text:span text:style-name="T1"><text:placeholder text:placeholder-type="text">&lt;user.name&gt;</text:placeholder></text:span></text:p>
      <text:p text:style-name="P2"><text:placeholder text:placeholder-type="text">&lt;if test="user.team"&gt;</text:placeholder></text:p>
      <text:p text:style-name="P1"><text:span text:style-name="T1">Team </text:span><text:span text:style-name="T1"><text:placeholder text:placeholder-type="text">&lt;user.team.name&gt;</text:placeholder></text:span></text:p>
      <text:p text:style-name="P2"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0" meta:image-count="0" meta:object-count="0" meta:page-count="3" meta:paragraph-count="53" meta:word-count="181" meta:character-count="2085" meta:non-whitespace-character-count="1961"/>
    <meta:user-defined meta:name="Info 1"/>
    <meta:user-defined meta:name="Info 2"/>
    <meta:user-defined meta:name="Info 3"/>
    <meta:user-defined meta:name="Info 4"/>
  </office:meta>
</office:document-meta>
</file>